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大約在十年前，筆者參與了一個大型主從運算系統的開發工作，該系統主要是做網路</text:p>
      <text:p text:style-name="Preformatted_20_Text">上的電腦工作站的異動管理應用程式。這種異動管理的應用，簡單地說就是要將一些</text:p>
      <text:p text:style-name="Preformatted_20_Text">電腦的軟體下載到遠方的工作站上，以便做到程式版本控制（Version Control）的目</text:p>
      <text:p text:style-name="Preformatted_20_Text">的。在一個分散式的主從運算環境上要執行關鍵性的重要任務程式，在客戶端電腦上</text:p>
      <text:p text:style-name="Preformatted_20_Text">的程式版本控制和異動管理是一項非常重要的工作。那時在市面上根本買不到這種工</text:p>
      <text:p text:style-name="Preformatted_20_Text">具，所以只好自己開發。</text:p>
      <text:p text:style-name="Preformatted_20_Text"/>
      <text:p text:style-name="Preformatted_20_Text">由於在當時這種電腦小型化還屬創舉，所有的程式開發和設計人員都是從大型電腦主</text:p>
      <text:p text:style-name="Preformatted_20_Text">機的作業環境轉移過來的，因此在設計時，還是以大電腦主機為主的觀念出發，</text:p>
      <text:p text:style-name="Preformatted_20_Text">將絕大部分的處理邏輯和分析比較等等的工作，放在大電腦主機的程式之中，在遠方</text:p>
      <text:p text:style-name="Preformatted_20_Text">的 PC 工作站只有少數很簡單的處理工作。</text:p>
      <text:p text:style-name="Preformatted_20_Text"/>
      <text:p text:style-name="Preformatted_20_Text">程式開發完成以後，在網路很小，客戶端的工作站數目還不太多的時候，這個異動管</text:p>
      <text:p text:style-name="Preformatted_20_Text">理的程式還可以應付自如。可是當網路上的電腦數量增加到幾百個以後，整個系統就</text:p>
      <text:p text:style-name="Preformatted_20_Text">無法負荷了。那個網路上預計要有上萬個 PC 工作站，而才只有幾百個電腦時就不堪</text:p>
      <text:p text:style-name="Preformatted_20_Text">應付，只得將整個程式系統拋棄，重新設計一個能夠擔當重責大任的大型異動管理系</text:p>
      <text:p text:style-name="Preformatted_20_Text">統。</text:p>
      <text:p text:style-name="Preformatted_20_Text"/>
      <text:p text:style-name="Preformatted_20_Text">新系統在設計理念上和原有系統的最大不同，在於充分利用在遠方客戶端電腦工作站</text:p>
      <text:p text:style-name="Preformatted_20_Text">的處理和運算能力，也就是把原有在大電腦上所作的分析比較和處理等的運算邏輯都</text:p>
      <text:p text:style-name="Preformatted_20_Text">移到客戶端的電腦上，使客戶端成為智慧型工作站。位處中央的大電腦主機只扮演伺</text:p>
      <text:p text:style-name="Preformatted_20_Text">服器的角色，負責提供客戶端電腦在處理時所需要的資訊和檔案，並且集中匯集在遠</text:p>
      <text:p text:style-name="Preformatted_20_Text">方各個客戶端處理結果的資訊。如今，這個異動管理的系統負責管理三萬多個工作站</text:p>
      <text:p text:style-name="Preformatted_20_Text">，其大電腦主機的處理能力還是遊刃有餘，沒有運算處理能力不足或是容量不夠的顧</text:p>
      <text:p text:style-name="Preformatted_20_Text">慮。</text:p>
      <text:p text:style-name="Preformatted_20_Text"/>
      <text:p text:style-name="Preformatted_20_Text">採用反客為主的方式來設計主從運算系統的最大障礙，在於這種分散式運算處理的邏</text:p>
      <text:p text:style-name="Preformatted_20_Text">輯，遠比把所有的運算邏輯放在伺服器上面要複雜得多，程式設計師要花比較多的時</text:p>
      <text:p text:style-name="Preformatted_20_Text">間去設計客戶端電腦彼此之間的聯絡和協調工作，避免發生整合上的困難，或者是資</text:p>
      <text:p text:style-name="Preformatted_20_Text">料完整性（Data Integrity）上的錯誤。</text:p>
      <text:p text:style-name="Preformatted_20_Text"/>
      <text:p text:style-name="Preformatted_20_Text">其次，分散式的運算環境在管理上也遠比非反客為主的環境要複雜得多，網路設計師</text:p>
      <text:p text:style-name="Preformatted_20_Text">也要花比較多的時間去考慮和設計各種不同的錯誤情況，以免發生陰錯陽差的現象。</text:p>
      <text:p text:style-name="Preformatted_20_Text">這就好像一個公司變大了，老闆不能再事必躬親的時候，一定要有健全的組織和完善</text:p>
      <text:p text:style-name="Preformatted_20_Text">的管理制度，以免公司的員工有了太多獨立自主的權力，而做出影響公司整體利益的</text:p>
      <text:p text:style-name="Preformatted_20_Text">事一樣。</text:p>
      <text:p text:style-name="Preformatted_20_Text"/>
      <text:p text:style-name="Preformatted_20_Text">一個要考慮的錯誤情況是伺服器的容錯設計（Fault Tolerance Design），這是要考</text:p>
      <text:p text:style-name="Preformatted_20_Text">慮在伺服器當機的情況下，客戶端是否仍舊能獨立作業，並且在伺服器恢復運轉以後</text:p>
      <text:p text:style-name="Preformatted_20_Text">，能夠馬上將最新的情況報告給伺服器。相對地，設計師也要考慮客戶端的容錯設計</text:p>
      <text:p text:style-name="Preformatted_20_Text">，當客戶端因當機或其他原因，使需要處理的程式或資料遺失或損壞時，應該要能隨</text:p>
      <text:p text:style-name="Preformatted_20_Text">時再到伺服器上擷取最正確的資訊，以確保整個系統的完整性。</text:p>
      <text:p text:style-name="Preformatted_20_Text"/>
      <text:p text:style-name="Preformatted_20_Text">在安全管理上，反客為主的設計也面臨比較大的挑戰。因為客戶端的自主能力提高了</text:p>
      <text:p text:style-name="Preformatted_20_Text">，其可以執行的功能也增加了，如果沒有良好的安全防範措施，很容易讓居心不良的</text:p>
      <text:p text:style-name="Preformatted_20_Text">人有機可乘，因此要確保整個系統的安全，網路設計師也要比較費心地去設計。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39" meta:word-count="1244" meta:character-count="1294"/>
    <meta:generator>OpenOffice/4.1.1$Win32 OpenOffice.org_project/411m6$Build-9775</meta:generator>
  </office:meta>
</office:document-meta>
</file>